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officeooo:paragraph-rsid="00340841"/>
    </style:style>
    <style:style style:name="P2" style:family="paragraph" style:parent-style-name="text">
      <style:text-properties officeooo:paragraph-rsid="009de7c1"/>
    </style:style>
    <style:style style:name="P3" style:family="paragraph" style:parent-style-name="Standard">
      <style:text-properties style:font-name="Times New Roman" fo:language="cs" fo:country="CZ" officeooo:rsid="009257eb" officeooo:paragraph-rsid="009bffc6" style:font-size-asian="10.5pt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1972in" style:auto-text-indent="false"/>
      <style:text-properties officeooo:paragraph-rsid="009bffc6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1972in" style:auto-text-indent="false" fo:break-before="page"/>
      <style:text-properties officeooo:paragraph-rsid="009bffc6"/>
    </style:style>
    <style:style style:name="P6" style:family="paragraph" style:parent-style-name="Hlavička">
      <style:text-properties fo:font-variant="small-caps" style:font-name="Times New Roman" fo:font-size="35pt" fo:language="cs" fo:country="CZ" fo:font-weight="bold" officeooo:rsid="00a0ee38" officeooo:paragraph-rsid="00a0ee38" style:font-name-asian="Microsoft YaHei" style:font-size-asian="35pt" style:font-name-complex="Lucida Sans" style:font-size-complex="35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" style:list-style-name="L1">
      <style:text-properties officeooo:paragraph-rsid="005bcf18"/>
    </style:style>
    <style:style style:name="P9" style:family="paragraph" style:parent-style-name="text" style:list-style-name="L1">
      <style:text-properties officeooo:paragraph-rsid="00a190c7"/>
    </style:style>
    <style:style style:name="P10" style:family="paragraph" style:parent-style-name="text" style:list-style-name="L1">
      <style:text-properties officeooo:paragraph-rsid="00a20193"/>
    </style:style>
    <style:style style:name="P11" style:family="paragraph" style:parent-style-name="text" style:list-style-name="L1">
      <style:text-properties fo:language="cs" fo:country="CZ" officeooo:rsid="0078583c" officeooo:paragraph-rsid="0078583c"/>
    </style:style>
    <style:style style:name="P12" style:family="paragraph" style:parent-style-name="text">
      <style:text-properties fo:language="cs" fo:country="CZ" officeooo:rsid="0078583c" officeooo:paragraph-rsid="0078583c"/>
    </style:style>
    <style:style style:name="P13" style:family="paragraph" style:parent-style-name="text" style:list-style-name="L1">
      <style:text-properties fo:language="cs" fo:country="CZ" officeooo:rsid="00116acc" officeooo:paragraph-rsid="00116acc"/>
    </style:style>
    <style:style style:name="P14" style:family="paragraph" style:parent-style-name="text" style:list-style-name="L1">
      <style:text-properties fo:language="cs" fo:country="CZ" officeooo:rsid="00116acc" officeooo:paragraph-rsid="0019cb4d"/>
    </style:style>
    <style:style style:name="P15" style:family="paragraph" style:parent-style-name="text" style:list-style-name="L1">
      <style:text-properties fo:language="cs" fo:country="CZ" officeooo:rsid="005356c7" officeooo:paragraph-rsid="00552fcb"/>
    </style:style>
    <style:style style:name="P16" style:family="paragraph" style:parent-style-name="text" style:list-style-name="L1">
      <style:text-properties fo:language="cs" fo:country="CZ" officeooo:rsid="005f4d3c" officeooo:paragraph-rsid="005f4d3c"/>
    </style:style>
    <style:style style:name="P17" style:family="paragraph" style:parent-style-name="text" style:list-style-name="L1">
      <style:text-properties fo:language="cs" fo:country="CZ" officeooo:rsid="0036e70b" officeooo:paragraph-rsid="0036e70b"/>
    </style:style>
    <style:style style:name="P18" style:family="paragraph" style:parent-style-name="text" style:list-style-name="L1">
      <style:text-properties fo:language="cs" fo:country="CZ"/>
    </style:style>
    <style:style style:name="P19" style:family="paragraph" style:parent-style-name="text" style:list-style-name="L1">
      <style:text-properties fo:language="cs" fo:country="CZ" officeooo:rsid="0019cb4d" officeooo:paragraph-rsid="0019cb4d"/>
    </style:style>
    <style:style style:name="P20" style:family="paragraph" style:parent-style-name="text" style:list-style-name="L1">
      <style:text-properties fo:language="cs" fo:country="CZ" officeooo:rsid="00130026" officeooo:paragraph-rsid="00130026"/>
    </style:style>
    <style:style style:name="P21" style:family="paragraph" style:parent-style-name="text" style:list-style-name="L1">
      <style:text-properties fo:language="cs" fo:country="CZ" officeooo:rsid="0098a681" officeooo:paragraph-rsid="0098a681"/>
    </style:style>
    <style:style style:name="P22" style:family="paragraph" style:parent-style-name="text" style:list-style-name="L1">
      <style:text-properties fo:language="cs" fo:country="CZ" officeooo:rsid="001a0098" officeooo:paragraph-rsid="001a0098"/>
    </style:style>
    <style:style style:name="P23" style:family="paragraph" style:parent-style-name="text" style:list-style-name="L1">
      <style:text-properties fo:language="cs" fo:country="CZ" officeooo:rsid="006d65ba" officeooo:paragraph-rsid="006d65ba"/>
    </style:style>
    <style:style style:name="P24" style:family="paragraph" style:parent-style-name="text" style:list-style-name="L1">
      <style:text-properties fo:language="cs" fo:country="CZ" officeooo:rsid="00a0ee38" officeooo:paragraph-rsid="00a0ee38"/>
    </style:style>
    <style:style style:name="P25" style:family="paragraph" style:parent-style-name="text" style:list-style-name="L1">
      <style:text-properties fo:language="cs" fo:country="CZ" officeooo:rsid="00a190c7" officeooo:paragraph-rsid="00a190c7"/>
    </style:style>
    <style:style style:name="P26" style:family="paragraph" style:parent-style-name="text" style:list-style-name="L2">
      <style:text-properties fo:language="cs" fo:country="CZ" officeooo:rsid="00d14f66" officeooo:paragraph-rsid="00a190c7"/>
    </style:style>
    <style:style style:name="P27" style:family="paragraph" style:parent-style-name="text" style:list-style-name="L1">
      <style:text-properties style:font-name="Times New Roman" fo:language="cs" fo:country="CZ" officeooo:rsid="009a6208" officeooo:paragraph-rsid="009a6208" style:font-size-asian="10.5pt"/>
    </style:style>
    <style:style style:name="P28" style:family="paragraph" style:parent-style-name="text" style:list-style-name="L1">
      <style:text-properties style:font-name="Times New Roman" fo:language="cs" fo:country="CZ" officeooo:rsid="00a0ee38" officeooo:paragraph-rsid="00a0ee38" style:font-size-asian="10.5pt"/>
    </style:style>
    <style:style style:name="P29" style:family="paragraph" style:parent-style-name="text" style:list-style-name="L1">
      <style:text-properties style:font-name="Times New Roman" fo:language="cs" fo:country="CZ" officeooo:rsid="00a190c7" officeooo:paragraph-rsid="00a190c7" style:font-size-asian="10.5pt"/>
    </style:style>
    <style:style style:name="P30" style:family="paragraph" style:parent-style-name="text" style:list-style-name="L2">
      <style:text-properties style:font-name="Times New Roman" fo:language="cs" fo:country="CZ" officeooo:rsid="00a190c7" officeooo:paragraph-rsid="00a190c7" style:font-size-asian="10.5pt"/>
    </style:style>
    <style:style style:name="P31" style:family="paragraph" style:parent-style-name="text" style:list-style-name="L2">
      <style:text-properties officeooo:rsid="00cdaf60" officeooo:paragraph-rsid="00a190c7"/>
    </style:style>
    <style:style style:name="P32" style:family="paragraph" style:parent-style-name="text" style:list-style-name="L2">
      <style:text-properties officeooo:rsid="00d14f66" officeooo:paragraph-rsid="00a190c7"/>
    </style:style>
    <style:style style:name="P33" style:family="paragraph" style:parent-style-name="text" style:list-style-name="L1">
      <style:text-properties officeooo:rsid="00a20193" officeooo:paragraph-rsid="00a20193"/>
    </style:style>
    <style:style style:name="P34" style:family="paragraph" style:parent-style-name="text" style:list-style-name="L1">
      <style:text-properties officeooo:rsid="00a2ffb9" officeooo:paragraph-rsid="00a2ffb9"/>
    </style:style>
    <style:style style:name="P35" style:family="paragraph" style:parent-style-name="text">
      <style:text-properties officeooo:paragraph-rsid="009257eb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style:font-name="Times New Roman" fo:language="cs" fo:country="CZ" style:font-size-asian="10.5pt"/>
    </style:style>
    <style:style style:name="T4" style:family="text">
      <style:text-properties style:font-name="Times New Roman" fo:language="cs" fo:country="CZ" officeooo:rsid="001f999d" style:font-size-asian="10.5pt"/>
    </style:style>
    <style:style style:name="T5" style:family="text">
      <style:text-properties style:font-name="Times New Roman" fo:language="cs" fo:country="CZ" officeooo:rsid="00340841" style:font-size-asian="10.5pt"/>
    </style:style>
    <style:style style:name="T6" style:family="text">
      <style:text-properties style:font-name="Times New Roman" fo:language="cs" fo:country="CZ" officeooo:rsid="0076b954" style:font-size-asian="10.5pt"/>
    </style:style>
    <style:style style:name="T7" style:family="text">
      <style:text-properties style:font-name="Times New Roman" fo:language="cs" fo:country="CZ" officeooo:rsid="00a0ee38" style:font-size-asian="10.5pt"/>
    </style:style>
    <style:style style:name="T8" style:family="text">
      <style:text-properties style:font-name="Times New Roman" fo:language="cs" fo:country="CZ" officeooo:rsid="00a190c7" style:font-size-asian="10.5pt"/>
    </style:style>
    <style:style style:name="T9" style:family="text">
      <style:text-properties style:font-name="Times New Roman" fo:language="cs" fo:country="CZ" officeooo:rsid="00a20193" style:font-size-asian="10.5pt"/>
    </style:style>
    <style:style style:name="T10" style:family="text">
      <style:text-properties style:font-name="Times New Roman" fo:language="cs" fo:country="CZ" officeooo:rsid="009257eb" style:font-size-asian="10.5pt"/>
    </style:style>
    <style:style style:name="T11" style:family="text">
      <style:text-properties style:font-name="Times New Roman" style:font-size-asian="10.5pt"/>
    </style:style>
    <style:style style:name="T12" style:family="text">
      <style:text-properties style:font-name="Times New Roman" officeooo:rsid="00a190c7" style:font-size-asian="10.5pt"/>
    </style:style>
    <style:style style:name="T13" style:family="text">
      <style:text-properties fo:language="cs" fo:country="CZ"/>
    </style:style>
    <style:style style:name="T14" style:family="text">
      <style:text-properties fo:language="cs" fo:country="CZ" officeooo:rsid="0098043a"/>
    </style:style>
    <style:style style:name="T15" style:family="text">
      <style:text-properties fo:language="cs" fo:country="CZ" officeooo:rsid="00763b50"/>
    </style:style>
    <style:style style:name="T16" style:family="text">
      <style:text-properties fo:language="cs" fo:country="CZ" officeooo:rsid="00a190c7"/>
    </style:style>
    <style:style style:name="T17" style:family="text">
      <style:text-properties officeooo:rsid="008ea392"/>
    </style:style>
    <style:style style:name="T18" style:family="text">
      <style:text-properties style:use-window-font-color="true" style:text-underline-style="none"/>
    </style:style>
    <style:style style:name="T19" style:family="text">
      <style:text-properties fo:color="#c9211e"/>
    </style:style>
    <style:style style:name="T20" style:family="text">
      <style:text-properties fo:color="#c9211e" officeooo:rsid="009bffc6"/>
    </style:style>
    <style:style style:name="T21" style:family="text">
      <style:text-properties fo:color="#c9211e" officeooo:rsid="009c82aa"/>
    </style:style>
    <style:style style:name="T22" style:family="text">
      <style:text-properties officeooo:rsid="009d1fd8"/>
    </style:style>
    <style:style style:name="T23" style:family="text">
      <style:text-properties officeooo:rsid="00a190c7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officeooo:rsid="00a4093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ohn Steinbeck</text:p>
      <text:h text:style-name="P7" text:outline-level="1"><text:span text:style-name="T24">O myších a lidech</text:span></text:h>
      <text:p text:style-name="P12">P<text:span text:style-name="T23">ř</text:span>elo<text:span text:style-name="T23">ž</text:span>ili Vladimír Vendy a Blanka Knotková-<text:span text:style-name="T23">Č</text:span>apková</text:p>
      <text:list xml:id="list78903796" text:style-name="L1">
        <text:list-item>
          <text:p text:style-name="P11"/>
          <text:list>
            <text:list-item>
              <text:p text:style-name="P8"><text:span text:style-name="T14">Próza; </text:span><text:span text:style-name="T7">epická</text:span><text:span text:style-name="T15"> novela</text:span></text:p>
              <text:list>
                <text:list-item>
                  <text:p text:style-name="P11">kratší žánr, poutavý příběh, <text:span text:style-name="T17">pointa, vývoj postav</text:span></text:p>
                </text:list-item>
              </text:list>
            </text:list-item>
            <text:list-item>
              <text:p text:style-name="P13">Téma <text:span text:style-name="T2">a motivy</text:span></text:p>
              <text:list>
                <text:list-item>
                  <text:p text:style-name="P15">obecně</text:p>
                  <text:list>
                    <text:list-item>
                      <text:p text:style-name="P24">přátelství mezi Georgem a Lennienem</text:p>
                    </text:list-item>
                    <text:list-item>
                      <text:p text:style-name="P24">potulný způsob života</text:p>
                    </text:list-item>
                    <text:list-item>
                      <text:p text:style-name="P24">myši, štěňata a králíci, které Lennie hladil (chtěl hladit)</text:p>
                    </text:list-item>
                    <text:list-item>
                      <text:p text:style-name="P24">teta Klára</text:p>
                    </text:list-item>
                    <text:list-item>
                      <text:p text:style-name="P24">smrt – dosti zvláštní autor<text:span text:style-name="T25">ů</text:span>v pohled – vůbec nepopisuje citovou stránku toho, když někdo umře, a bere smrt jako téměř normální záležitost ať už u zvířat tak také u lidí.</text:p>
                    </text:list-item>
                  </text:list>
                </text:list-item>
              </text:list>
            </text:list-item>
            <text:list-item>
              <text:p text:style-name="P16">zasazení výňatku</text:p>
            </text:list-item>
            <text:list-item>
              <text:p text:style-name="P17">časoprostor</text:p>
              <text:list>
                <text:list-item>
                  <text:p text:style-name="P28">Během zhruba jednoho měsíce na farmě ve spojených státech</text:p>
                </text:list-item>
              </text:list>
            </text:list-item>
            <text:list-item>
              <text:p text:style-name="P14">kompozice</text:p>
              <text:list>
                <text:list-item>
                  <text:list>
                    <text:list-item>
                      <text:p text:style-name="P24">výrazná retrospektiva (příchod na farmu, teta Klára …)</text:p>
                    </text:list-item>
                    <text:list-item>
                      <text:p text:style-name="P24">pohledy (plány) do budoucna</text:p>
                    </text:list-item>
                    <text:list-item>
                      <text:p text:style-name="P24">časté opakování pasáží a myšlenek v hovoru kvůli Lennienově omezenost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s/></text:p>
          <text:list>
            <text:list-item>
              <text:p text:style-name="P13">vypravěč:</text:p>
              <text:list>
                <text:list-item>
                  <text:p text:style-name="P24">Er forma; časté uvozování vět v promluvách, občas i pasáže popisující <text:span text:style-name="T25">prostředí</text:span></text:p>
                </text:list-item>
              </text:list>
            </text:list-item>
            <text:list-item>
              <text:p text:style-name="P19">vyprávěcí způsoby, typy promluv</text:p>
              <text:list>
                <text:list-item>
                  <text:p text:style-name="P21"><text:span text:style-name="T11">přímá řeč, </text:span><text:span text:style-name="T12">často popisování plánů či líčení proběhlých událostí</text:span></text:p>
                </text:list-item>
                <text:list-item>
                  <text:p text:style-name="P25"><text:span text:style-name="T11">převážně dialogy, které někdy přerůstají v monology (když Georgi o něčem vypráví)</text:span></text:p>
                </text:list-item>
              </text:list>
            </text:list-item>
            <text:list-item>
              <text:p text:style-name="P20">postavy</text:p>
              <text:list>
                <text:list-item>
                  <text:p text:style-name="P25">Lennie</text:p>
                  <text:list>
                    <text:list-item>
                      <text:p text:style-name="P25">mentálně zaostalý, neuvědomuje si důsledky svých činů, v případě zahlcení podněty se zastaví v naprosto nevhodný okamžik</text:p>
                    </text:list-item>
                    <text:list-item>
                      <text:p text:style-name="P25">nebezpečný svému okolí</text:p>
                    </text:list-item>
                    <text:list-item>
                      <text:p text:style-name="P25">občas si svůj stav uvědomuje a snaží se s tím něco dělat (přeříkává si důležité věci, nebo naopak chce odejít do jeskyně, aby neotravoval)</text:p>
                    </text:list-item>
                    <text:list-item>
                      <text:p text:style-name="P25">silné pouto k Georgimu</text:p>
                    </text:list-item>
                    <text:list-item>
                      <text:p text:style-name="P25">opravdu silný a pracovitý, udělá, co se mu řekne</text:p>
                    </text:list-item>
                    <text:list-item>
                      <text:p text:style-name="P25">nadměrně velká postava</text:p>
                    </text:list-item>
                    <text:list-item>
                      <text:p text:style-name="P25">částečně si žije ve vysněné realitě, kde mají vlastní dům a pole</text:p>
                    </text:list-item>
                  </text:list>
                </text:list-item>
                <text:list-item>
                  <text:p text:style-name="P25">Georgie</text:p>
                  <text:list>
                    <text:list-item>
                      <text:p text:style-name="P25">menší postava</text:p>
                    </text:list-item>
                    <text:list-item>
                      <text:p text:style-name="P25">obětavý (i přesto, že ho Lennie již mnohokrát dostal do problémů, stále mu pomáhá se z nich dostat)</text:p>
                    </text:list-item>
                    <text:list-item>
                      <text:p text:style-name="P9"><text:span text:style-name="T16">inteligentní (předpovídá činy postav;hraje karty); mírně </text:span><text:span text:style-name="T8">vychytralý </text:span><text:span text:style-name="T9">a přetvářející se (na začátku na statku lhal o svých důvodech přijít, vztahu k Lennienovi … )</text:span></text:p>
                    </text:list-item>
                    <text:list-item>
                      <text:p text:style-name="P33"><text:soft-page-break/><text:span text:style-name="T3">Chce si vydělat peníze na vlastní živobytí</text:span></text:p>
                    </text:list-item>
                    <text:list-item>
                      <text:p text:style-name="P33"><text:span text:style-name="T3">umí skvěle vylíčit příběhy a plány do budoucna</text:span></text:p>
                    </text:list-item>
                    <text:list-item>
                      <text:p text:style-name="P10"><text:span text:style-name="T9">změna charakteru: na konci ztratí zábrany a nahromadí se v něm zlost vůči Lennienovi a tedy ho zabije)</text:span></text:p>
                    </text:list-item>
                  </text:list>
                </text:list-item>
                <text:list-item>
                  <text:p text:style-name="P33"><text:span text:style-name="T3">Candy</text:span></text:p>
                  <text:list>
                    <text:list-item>
                      <text:p text:style-name="P33"><text:span text:style-name="T3">uklízeč</text:span></text:p>
                    </text:list-item>
                    <text:list-item>
                      <text:p text:style-name="P33"><text:span text:style-name="T3">postarší, vysoký</text:span></text:p>
                    </text:list-item>
                    <text:list-item>
                      <text:p text:style-name="P33"><text:span text:style-name="T3">sdílí s hlavními postavami jejich ideály; nechová se jako typický člověk na statku; i v nejhorší chvíli jim chce pomoci</text:span></text:p>
                    </text:list-item>
                  </text:list>
                </text:list-item>
                <text:list-item>
                  <text:p text:style-name="P33"><text:span text:style-name="T3">Curley</text:span></text:p>
                  <text:list>
                    <text:list-item>
                      <text:p text:style-name="P33"><text:span text:style-name="T3">mladý muž; syn majitele</text:span></text:p>
                    </text:list-item>
                    <text:list-item>
                      <text:p text:style-name="P34"><text:span text:style-name="T3">autoritářský</text:span></text:p>
                    </text:list-item>
                  </text:list>
                </text:list-item>
                <text:list-item>
                  <text:p text:style-name="P34"><text:span text:style-name="T3">Crooks</text:span></text:p>
                  <text:list>
                    <text:list-item>
                      <text:p text:style-name="P34"><text:span text:style-name="T3">stojí na okraji společnosti (černoch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T1">jazykové prostředky</text:span> </text:p>
          <text:list>
            <text:list-item>
              <text:list>
                <text:list-item>
                  <text:p text:style-name="P27">spisovný jazyk (spíše moderní)</text:p>
                </text:list-item>
                <text:list-item>
                  <text:p text:style-name="P29">vulgarismy v promluvách</text:p>
                </text:list-item>
              </text:list>
            </text:list-item>
          </text:list>
        </text:list-item>
        <text:list-item>
          <text:p text:style-name="P23">Auto<text:span text:style-name="T22">r - Romain Rolland</text:span></text:p>
        </text:list-item>
      </text:list>
      <text:list xml:id="list954602064" text:style-name="L2">
        <text:list-item>
          <text:list>
            <text:list-item>
              <text:p text:style-name="P30">autor z USA</text:p>
            </text:list-item>
            <text:list-item>
              <text:p text:style-name="P31">Hrozny hněvu</text:p>
            </text:list-item>
            <text:list-item>
              <text:p text:style-name="P31">próza: Pláň Tortilla</text:p>
              <text:list>
                <text:list-item>
                  <text:p text:style-name="P32">fraškovitá romance o partě povalečů</text:p>
                </text:list-item>
              </text:list>
            </text:list-item>
            <text:list-item>
              <text:p text:style-name="P32">Na plechárně</text:p>
              <text:list>
                <text:list-item>
                  <text:p text:style-name="P32">pokračování</text:p>
                </text:list-item>
              </text:list>
            </text:list-item>
            <text:list-item>
              <text:p text:style-name="P32">Na východ od ráje</text:p>
              <text:list>
                <text:list-item>
                  <text:p text:style-name="P32">panoramtický román</text:p>
                </text:list-item>
                <text:list-item>
                  <text:p text:style-name="P32">kronika rodného kraje</text:p>
                </text:list-item>
                <text:list-item>
                  <text:p text:style-name="P32">autobiografické pásmo</text:p>
                </text:list-item>
                <text:list-item>
                  <text:p text:style-name="P26">příběh fiktivního rodu Trasků</text:p>
                </text:list-item>
              </text:list>
            </text:list-item>
          </text:list>
        </text:list-item>
      </text:list>
      <text:p text:style-name="P1"><text:span text:style-name="T4">ZDROJE:</text:span><text:span text:style-name="T13"> </text:span></text:p>
      <text:p text:style-name="P1"><text:span text:style-name="T8">STEINBECK</text:span><text:span text:style-name="T5">, </text:span><text:span text:style-name="T8">John</text:span><text:span text:style-name="T5">. O myších a lidech [online]. <text:s/></text:span><text:span text:style-name="T6">[2020-0</text:span><text:span text:style-name="T8">5</text:span><text:span text:style-name="T6">-</text:span><text:span text:style-name="T8">03</text:span><text:span text:style-name="T6">]</text:span><text:span text:style-name="T5"> Dostupné z WWW:</text:span></text:p>
      <text:p text:style-name="P2"><text:span text:style-name="T5">&lt;http://www.sesity.net/elektronicka-knihovna/o-mysich-a-lidech.pdf&gt;.</text:span></text:p>
      <text:p text:style-name="P35"><text:span text:style-name="T10">Vlastní zápisky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3T19:36:35.122000000</meta:creation-date>
    <dc:date>2020-05-28T15:01:08.631879448</dc:date>
    <meta:editing-duration>PT21H11M32S</meta:editing-duration>
    <meta:editing-cycles>70</meta:editing-cycles>
    <meta:generator>LibreOffice/6.4.3.2$Linux_X86_64 LibreOffice_project/40$Build-2</meta:generator>
    <meta:print-date>2019-10-24T13:44:17.138776397</meta:print-date>
    <meta:document-statistic meta:table-count="0" meta:image-count="0" meta:object-count="0" meta:page-count="2" meta:paragraph-count="70" meta:word-count="456" meta:character-count="2667" meta:non-whitespace-character-count="2336"/>
  </office:meta>
</office:document-meta>
</file>